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yste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rist</text:p>
          </table:table-cell>
          <table:table-cell office:value-type="string" calcext:value-type="string">
            <text:p>CurrentWristSetpoi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ristAbsSens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ristMotorOutpu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tSetpoint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ristGravityCom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sion</text:p>
          </table:table-cell>
          <table:table-cell office:value-type="string" calcext:value-type="string">
            <text:p>Abs_X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_Y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bs_Angle_De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dom err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 initial in fe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Y initial in fe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ngle initi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sion/Right</text:p>
          </table:table-cell>
          <table:table-cell office:value-type="string" calcext:value-type="string">
            <text:p>NewDa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sTarge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undCou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Y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ngle_De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imeSe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stSecFoundCou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sion/Left</text:p>
          </table:table-cell>
          <table:table-cell office:value-type="string" calcext:value-type="string">
            <text:p>NewDat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sTarge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oundCoun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Y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ngle_De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imeSe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stSecFoundCou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sion</text:p>
          </table:table-cell>
          <table:table-cell office:value-type="string" calcext:value-type="string">
            <text:p>X initial in feet DASH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 initial in feet DASH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gle initial DASH</text:p>
          </table:table-cell>
          <table:table-cell office:value-type="string" calcext:value-type="string">
            <text:p>from dash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j</text:p>
          </table:table-cell>
          <table:table-cell office:value-type="string" calcext:value-type="string">
            <text:p>TotalTim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otalSta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sGoo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mp_X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mp_X_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mp_TravelHeading_De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mp_Vel_Y_FtSe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mp_Vel_X_FtSe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mp_Curvatur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eading Dmd De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 Error 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Y Error 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eadingError DE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tReferenc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losed Loo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lPose</text:p>
          </table:table-cell>
          <table:table-cell office:value-type="string" calcext:value-type="string">
            <text:p>numeric array m,m,ra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ake</text:p>
          </table:table-cell>
          <table:table-cell office:value-type="string" calcext:value-type="string">
            <text:p>MotorDemandTo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torDemandLef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otorDemandR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veCoralSens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aveAlgaeSens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uman</text:p>
          </table:table-cell>
          <table:table-cell office:value-type="string" calcext:value-type="string">
            <text:p>DriveMode</text:p>
          </table:table-cell>
          <table:table-cell office:value-type="string" calcext:value-type="string">
            <text:p>has conversion Vi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riveFieldOrient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ashDestX_Ft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shDestY_Ft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shDestAng_Deg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evator</text:p>
          </table:table-cell>
          <table:table-cell office:value-type="string" calcext:value-type="string">
            <text:p>ExecOnTarg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mdSpecificHe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erHighLimitSwitc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erLowLimitSwitc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erMotorOutpu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erPosDemandHe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uterPositionHe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mdSpecificHeight</text:p>
          </table:table-cell>
          <table:table-cell office:value-type="string" calcext:value-type="string">
            <text:p>WRONG – DUPLICATE -FI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ge3HighLimitSwitc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ge3LowLimitSwitc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ge3MotorOutpu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ge3PosDemandHe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age3PositionH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rive</text:p>
          </table:table-cell>
          <table:table-cell office:value-type="string" calcext:value-type="string">
            <text:p>0/Encoder_absoluteposi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/Encoder_absoluteposi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/Encoder_absoluteposi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3/Encoder_absoluteposi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ryoYawRaw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ryoPitch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yroRo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yroCalibrat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alGyro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tRobotOrientation</text:p>
          </table:table-cell>
          <table:table-cell office:value-type="string" calcext:value-type="string">
            <text:p>from das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tRobotOrientation_feedba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peedModif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SpeedDem</text:p>
          </table:table-cell>
          <table:table-cell office:value-type="string" calcext:value-type="string">
            <text:p>fee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SpeedDem</text:p>
          </table:table-cell>
          <table:table-cell office:value-type="string" calcext:value-type="string">
            <text:p>fee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otSpeedDem</text:p>
          </table:table-cell>
          <table:table-cell office:value-type="string" calcext:value-type="string">
            <text:p>deg/se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imb</text:p>
          </table:table-cell>
          <table:table-cell office:value-type="string" calcext:value-type="string">
            <text:p>ClimbMotorDm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nsorPositi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ull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achLim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1:19:00.467000000</meta:creation-date>
    <dc:date>2025-02-17T12:06:30.280000000</dc:date>
    <meta:editing-duration>PT9M31S</meta:editing-duration>
    <meta:editing-cycles>2</meta:editing-cycles>
    <meta:generator>LibreOffice/24.2.5.2$Windows_X86_64 LibreOffice_project/bffef4ea93e59bebbeaf7f431bb02b1a39ee8a59</meta:generator>
    <meta:document-statistic meta:table-count="1" meta:cell-count="123" meta:object-count="0"/>
  </office:meta>
</office:document-meta>
</file>